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7.94cm" fo:page-height="21.59cm" style:num-format="1" style:print-orientation="landscape" fo:margin-top="2cm" fo:margin-bottom="2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Linux_X86_64 LibreOffice_project/00m0$Build-5</meta:generator>
    <meta:creation-date>2008-06-07T15:26:08</meta:creation-date>
    <dc:date>2008-10-22T19:29:43</dc:date>
    <meta:editing-cycles>1</meta:editing-cycles>
    <meta:editing-duration>PT0S</meta:editing-duration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